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3" style:family="paragraph" style:parent-style-name="Standard">
      <style:text-properties officeooo:paragraph-rsid="001fdb01"/>
    </style:style>
    <style:style style:name="P4" style:family="paragraph" style:parent-style-name="Standard" style:master-page-name="">
      <style:paragraph-properties style:page-number="auto"/>
      <style:text-properties officeooo:paragraph-rsid="001fdb01"/>
    </style:style>
    <style:style style:name="P5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6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2f9398" officeooo:paragraph-rsid="002f9398"/>
    </style:style>
    <style:style style:name="P10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P11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2b6bc4"/>
    </style:style>
    <style:style style:name="P12" style:family="paragraph" style:parent-style-name="Table_20_Heading">
      <style:text-properties style:font-name="Liberation Sans" fo:font-size="14pt" fo:font-weight="normal" officeooo:rsid="002d87e7" officeooo:paragraph-rsid="002d87e7" style:font-size-asian="14pt" style:font-weight-asian="normal" style:font-size-complex="14pt" style:font-weight-complex="normal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style:style style:name="T3" style:family="text">
      <style:text-properties fo:letter-spacing="normal" officeooo:rsid="002780c5"/>
    </style:style>
    <style:style style:name="T4" style:family="text">
      <style:text-properties fo:letter-spacing="normal" officeooo:rsid="002f4d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298919966" text:style-name="L1">
              <text:list-item>
                <text:p text:style-name="P7">responsibilities</text:p>
              </text:list-item>
            </text:list>
          </table:table-cell>
          <table:table-cell table:style-name="Table3.B2" office:value-type="string">
            <text:list xml:id="list123112347677077" text:continue-numbering="true" text:style-name="L1">
              <text:list-item>
                <text:p text:style-name="P10">collaborators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JsbSimEnv</text:p>
          </table:table-cell>
          <table:table-cell table:style-name="Table2.B1" office:value-type="string">
            <text:p text:style-name="P2">Env</text:p>
          </table:table-cell>
        </table:table-row>
        <table:table-row>
          <table:table-cell table:style-name="Table2.A2" office:value-type="string">
            <text:list xml:id="list123111772887365" text:continue-numbering="true" text:style-name="L1">
              <text:list-item>
                <text:p text:style-name="P8"><text:span text:style-name="T2">m</text:span><text:span text:style-name="T1">anage JsbSimInstance object</text:span></text:p>
              </text:list-item>
              <text:list-item>
                <text:p text:style-name="P7">provide environment interface to RL agent</text:p>
              </text:list-item>
              <text:list-item>
                <text:p text:style-name="P7">specify action and state variables common to all tasks</text:p>
              </text:list-item>
              <text:list-item>
                <text:p text:style-name="P7">calculate task-specific action and state space using TaskModule</text:p>
              </text:list-item>
              <text:list-item>
                <text:p text:style-name="P7">convert agent actions/states to format required by JsbSimInstance</text:p>
              </text:list-item>
              <text:list-item>
                <text:p text:style-name="P7">communicate actions/state to/from JsbSimInstance</text:p>
              </text:list-item>
            </text:list>
          </table:table-cell>
          <table:table-cell table:style-name="Table2.B2" office:value-type="string">
            <text:list xml:id="list123112466633409" text:continue-numbering="true" text:style-name="L1">
              <text:list-item>
                <text:p text:style-name="P10">JsbSimInstance</text:p>
              </text:list-item>
              <text:list-item>
                <text:p text:style-name="P10">TaskModule</text:p>
              </text:list-item>
              <text:list-item>
                <text:p text:style-name="P10">Agent</text:p>
              </text:list-item>
            </text:list>
          </table:table-cell>
        </table:table-row>
      </table:table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&lt;Abstract&gt;</text:p>
            <text:p text:style-name="P6">TaskModule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123111985074311" text:continue-numbering="true" text:style-name="L1">
              <text:list-item>
                <text:p text:style-name="P8"><text:span text:style-name="T2">s</text:span><text:span text:style-name="T1">pecify task-specific action and state variables</text:span></text:p>
              </text:list-item>
              <text:list-item>
                <text:p text:style-name="P8"><text:span text:style-name="T2">c</text:span><text:span text:style-name="T1">alculate </text:span><text:span text:style-name="T3">initial</text:span><text:span text:style-name="T1"> agent state on environment reset</text:span></text:p>
              </text:list-item>
              <text:list-item>
                <text:p text:style-name="P8"><text:span text:style-name="T2">c</text:span><text:span text:style-name="T1">alculate reward </text:span><text:span text:style-name="T4">and termination each step</text:span></text:p>
              </text:list-item>
              <text:list-item>
                <text:p text:style-name="P9"><text:span text:style-name="T4">s</text:span><text:span text:style-name="T1">pecify how to render the environment</text:span></text:p>
              </text:list-item>
            </text:list>
          </table:table-cell>
          <table:table-cell table:style-name="Table1.B2" office:value-type="string">
            <text:list xml:id="list123113602402903" text:continue-numbering="true" text:style-name="L1">
              <text:list-item>
                <text:p text:style-name="P10">JsbSimEnv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JsbSimInstance</text:p>
          </table:table-cell>
          <table:table-cell table:style-name="Table4.B1" office:value-type="string">
            <text:p text:style-name="P1"/>
          </table:table-cell>
        </table:table-row>
        <table:table-row table:style-name="Table4.2">
          <table:table-cell table:style-name="Table4.A2" office:value-type="string">
            <text:list xml:id="list123112599106752" text:continue-numbering="true" text:style-name="L1">
              <text:list-item>
                <text:p text:style-name="P8"><text:span text:style-name="T2">i</text:span><text:span text:style-name="T1">nstantiate and configure JSBSim instance (FGFDMExec)</text:span></text:p>
              </text:list-item>
              <text:list-item>
                <text:p text:style-name="P8"><text:span text:style-name="T2">c</text:span><text:span text:style-name="T1">ommunicate raw variables to/from JSBSim</text:span></text:p>
              </text:list-item>
              <text:list-item>
                <text:p text:style-name="P7">render JSBSim state</text:p>
              </text:list-item>
            </text:list>
          </table:table-cell>
          <table:table-cell table:style-name="Table4.B2" office:value-type="string">
            <text:list xml:id="list123113312842607" text:continue-numbering="true" text:style-name="L1">
              <text:list-item>
                <text:p text:style-name="P10">FGFDMExec</text:p>
              </text:list-item>
              <text:list-item>
                <text:p text:style-name="P10">JsbSimEnv</text:p>
              </text:list-item>
              <text:list-item>
                <text:p text:style-name="P11">plt.Figure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7-02T10:03:30.207747686</dc:date>
    <meta:editing-duration>PT2H48M40S</meta:editing-duration>
    <meta:editing-cycles>9</meta:editing-cycles>
    <meta:generator>LibreOffice/6.0.3.2$Linux_X86_64 LibreOffice_project/00m0$Build-2</meta:generator>
    <meta:document-statistic meta:table-count="4" meta:image-count="0" meta:object-count="0" meta:page-count="1" meta:paragraph-count="29" meta:word-count="115" meta:character-count="769" meta:non-whitespace-character-count="705"/>
  </office:meta>
</office:document-meta>
</file>